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18. Jahrhundert</text:p>
          </table:table-cell>
          <table:table-cell/>
          <table:table-cell office:value-type="string" calcext:value-type="string">
            <text:p>19. Jahrhundert</text:p>
          </table:table-cell>
          <table:table-cell table:number-columns-repeated="3"/>
          <table:table-cell office:value-type="string" calcext:value-type="string">
            <text:p>20. Jahrhundert</text:p>
          </table:table-cell>
          <table:table-cell table:number-columns-repeated="2"/>
          <table:table-cell office:value-type="string" calcext:value-type="string">
            <text:p>21. Jahrhundert</text:p>
          </table:table-cell>
          <table:table-cell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float" office:value="2138" calcext:value-type="float">
            <text:p>2138</text:p>
          </table:table-cell>
          <table:table-cell/>
          <table:table-cell office:value-type="string" calcext:value-type="string">
            <text:p>große</text:p>
            <text:p/>
          </table:table-cell>
          <table:table-cell office:value-type="float" office:value="2805" calcext:value-type="float">
            <text:p>2805</text:p>
          </table:table-cell>
          <table:table-cell/>
          <table:table-cell office:value-type="string" calcext:value-type="string">
            <text:p>Klein</text:p>
            <text:p/>
          </table:table-cell>
          <table:table-cell office:value-type="float" office:value="2070" calcext:value-type="float">
            <text:p>2070</text:p>
          </table:table-cell>
          <table:table-cell/>
          <table:table-cell office:value-type="string" calcext:value-type="string">
            <text:p>kleine</text:p>
            <text:p/>
          </table:table-cell>
          <table:table-cell office:value-type="float" office:value="1807" calcext:value-type="float">
            <text:p>1807</text:p>
          </table:table-cell>
        </table:table-row>
        <table:table-row table:style-name="ro2">
          <table:table-cell office:value-type="string" calcext:value-type="string">
            <text:p>gross</text:p>
            <text:p/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kleine</text:p>
            <text:p/>
          </table:table-cell>
          <table:table-cell office:value-type="float" office:value="2372" calcext:value-type="float">
            <text:p>2372</text:p>
          </table:table-cell>
          <table:table-cell/>
          <table:table-cell office:value-type="string" calcext:value-type="string">
            <text:p>gross</text:p>
            <text:p/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gross</text:p>
            <text:p/>
          </table:table-cell>
          <table:table-cell office:value-type="float" office:value="1557" calcext:value-type="float">
            <text:p>1557</text:p>
          </table:table-cell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hoch</text:p>
            <text:p/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lang</text:p>
            <text:p/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leer</text:p>
            <text:p/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table:style-name="ce1" office:value-type="string" calcext:value-type="string">
            <text:p>fremde</text:p>
            <text:p/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tief</text:p>
            <text:p/>
          </table:table-cell>
          <table:table-cell office:value-type="float" office:value="630" calcext:value-type="float">
            <text:p>630</text:p>
          </table:table-cell>
          <table:table-cell/>
          <table:table-cell table:style-name="ce1" office:value-type="string" calcext:value-type="string">
            <text:p>fremde</text:p>
            <text:p/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dick</text:p>
            <text:p/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dicht</text:p>
            <text:p/>
          </table:table-cell>
          <table:table-cell office:value-type="float" office:value="510" calcext:value-type="float">
            <text:p>510</text:p>
          </table:table-cell>
          <table:table-cell/>
          <table:table-cell table:style-name="ce2" office:value-type="string" calcext:value-type="string">
            <text:p>deutsch</text:p>
            <text:p/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tief</text:p>
            <text:p/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float" office:value="336" calcext:value-type="float">
            <text:p>336</text:p>
          </table:table-cell>
          <table:table-cell/>
          <table:table-cell table:style-name="ce1" office:value-type="string" calcext:value-type="string">
            <text:p>fremde</text:p>
            <text:p/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Dick</text:p>
            <text:p/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lang</text:p>
            <text:p/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Ganz</text:p>
            <text:p/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lang</text:p>
            <text:p/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tief</text:p>
            <text:p/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hoch</text:p>
            <text:p/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breite</text:p>
            <text:p/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leer</text:p>
            <text:p/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dünn</text:p>
            <text:p/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Ganz</text:p>
            <text:p/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dicht</text:p>
            <text:p/>
          </table:table-cell>
          <table:table-cell office:value-type="float" office:value="258" calcext:value-type="float">
            <text:p>258</text:p>
          </table:table-cell>
          <table:table-cell/>
          <table:table-cell table:style-name="ce1" office:value-type="string" calcext:value-type="string">
            <text:p>fremde</text:p>
            <text:p/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table:style-name="ce2" office:value-type="string" calcext:value-type="string">
            <text:p>deutsch</text:p>
            <text:p/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englisch</text:p>
            <text:p/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chmal</text:p>
            <text:p/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breit</text:p>
            <text:p/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float" office:value="230" calcext:value-type="float">
            <text:p>230</text:p>
          </table:table-cell>
          <table:table-cell/>
          <table:table-cell table:style-name="ce2" office:value-type="string" calcext:value-type="string">
            <text:p>deutsch</text:p>
            <text:p/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hohe</text:p>
            <text:p/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klein</text:p>
            <text:p/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grösser</text:p>
            <text:p/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leer</text:p>
            <text:p/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Breit</text:p>
            <text:p/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dicht</text:p>
            <text:p/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griechisch</text:p>
            <text:p/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grösser</text:p>
            <text:p/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schmal</text:p>
            <text:p/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schmal</text:p>
            <text:p/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ng</text:p>
            <text:p/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größer</text:p>
            <text:p/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französisch-türkische</text:p>
            <text:p/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dünn</text:p>
            <text:p/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iesig groß</text:p>
            <text:p/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ick</text:p>
            <text:p/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ganze</text:p>
            <text:p/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voll</text:p>
            <text:p/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ussische</text:p>
            <text:p/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voll</text:p>
            <text:p/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eng</text:p>
            <text:p/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voll</text:p>
            <text:p/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englisch</text:p>
            <text:p/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deutsch</text:p>
            <text:p/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eng</text:p>
            <text:p/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tiefer</text:p>
            <text:p/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ganze</text:p>
            <text:p/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weit</text:p>
            <text:p/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weit</text:p>
            <text:p/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hoch</text:p>
            <text:p/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und</text:p>
            <text:p/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öffentlich</text:p>
            <text:p/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iesige</text:p>
            <text:p/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winzig</text:p>
            <text:p/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italiänische</text:p>
            <text:p/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ünn</text:p>
            <text:p/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und</text:p>
            <text:p/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kurze</text:p>
            <text:p/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hiesige</text:p>
            <text:p/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chlank</text:p>
            <text:p/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zierlich</text:p>
            <text:p/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öffentlich</text:p>
            <text:p/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rz</text:p>
            <text:p/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flach</text:p>
            <text:p/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kleinere</text:p>
            <text:p/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griechisch</text:p>
            <text:p/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größere</text:p>
            <text:p/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schlank</text:p>
            <text:p/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lache</text:p>
            <text:p/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niedrig</text:p>
            <text:p/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iesig</text:p>
            <text:p/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teil</text:p>
            <text:p/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niedrig</text:p>
            <text:p/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häusliche</text:p>
            <text:p/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ierlich üppigen</text:p>
            <text:p/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ager</text:p>
            <text:p/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englische</text:p>
            <text:p/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ömische</text:p>
            <text:p/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ächtige</text:p>
            <text:p/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kurze</text:p>
            <text:p/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chlank</text:p>
            <text:p/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französische</text:p>
            <text:p/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unde</text:p>
            <text:p/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weit</text:p>
            <text:p/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chief</text:p>
            <text:p/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reit</text:p>
            <text:p/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ächtige</text:p>
            <text:p/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glatt</text:p>
            <text:p/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rdische</text:p>
            <text:p/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olnische</text:p>
            <text:p/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iedrige</text:p>
            <text:p/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iesig</text:p>
            <text:p/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hohle</text:p>
            <text:p/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talienische</text:p>
            <text:p/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inzig</text:p>
            <text:p/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pitze</text:p>
            <text:p/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iedrig</text:p>
            <text:p/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ölzernen</text:p>
            <text:p/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lach</text:p>
            <text:p/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kurz</text:p>
            <text:p/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est</text:p>
            <text:p/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hinesische</text:p>
            <text:p/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kahle</text:p>
            <text:p/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zierliche</text:p>
            <text:p/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teinerne</text:p>
            <text:p/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öffentlich</text:p>
            <text:p/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agere</text:p>
            <text:p/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ntfernte</text:p>
            <text:p/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ichter</text:p>
            <text:p/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iserne</text:p>
            <text:p/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leinste</text:p>
            <text:p/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krumm</text:p>
            <text:p/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ölzernen</text:p>
            <text:p/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kahle</text:p>
            <text:p/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weit</text:p>
            <text:p/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eisernen</text:p>
            <text:p/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arten</text:p>
            <text:p/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glatt</text:p>
            <text:p/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merikanische</text:p>
            <text:p/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ach</text:p>
            <text:p/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leinste</text:p>
            <text:p/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teil</text:p>
            <text:p/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glatt</text:p>
            <text:p/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rdische</text:p>
            <text:p/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merikanische</text:p>
            <text:p/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talienische</text:p>
            <text:p/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zierlich</text:p>
            <text:p/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rientalische</text:p>
            <text:p/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rdische</text:p>
            <text:p/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hräg</text:p>
            <text:p/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ußische</text:p>
            <text:p/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pitzen</text:p>
            <text:p/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rabisch</text:p>
            <text:p/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ichterische</text:p>
            <text:p/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ömische</text:p>
            <text:p/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ranzösische</text:p>
            <text:p/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albe</text:p>
            <text:p/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lbe</text:p>
            <text:p/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eil</text:p>
            <text:p/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amburger</text:p>
            <text:p/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est</text:p>
            <text:p/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ürkischen</text:p>
            <text:p/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est</text:p>
            <text:p/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riechisch</text:p>
            <text:p/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gerade</text:p>
            <text:p/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latte</text:p>
            <text:p/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iesige</text:p>
            <text:p/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ager</text:p>
            <text:p/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preußische</text:p>
            <text:p/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iesige</text:p>
            <text:p/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rabisch</text:p>
            <text:p/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ger</text:p>
            <text:p/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zarte</text:p>
            <text:p/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ager</text:p>
            <text:p/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iedrig</text:p>
            <text:p/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einerne</text:p>
            <text:p/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ürre</text:p>
            <text:p/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iserne</text:p>
            <text:p/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ürre</text:p>
            <text:p/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ölzernen</text:p>
            <text:p/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teinerne</text:p>
            <text:p/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ritische</text:p>
            <text:p/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ager</text:p>
            <text:p/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all</text:p>
            <text:p/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polnische</text:p>
            <text:p/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ürre</text:p>
            <text:p/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ohl</text:p>
            <text:p/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ürr</text:p>
            <text:p/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leinste</text:p>
            <text:p/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talienische</text:p>
            <text:p/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ranzösische</text:p>
            <text:p/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lachsenfingische</text:p>
            <text:p/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pitze</text:p>
            <text:p/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stlichen</text:p>
            <text:p/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ächtige</text:p>
            <text:p/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hager</text:p>
            <text:p/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merikanische</text:p>
            <text:p/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riechisch</text:p>
            <text:p/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lländische</text:p>
            <text:p/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enachbarten</text:p>
            <text:p/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ntfernte</text:p>
            <text:p/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arten</text:p>
            <text:p/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tischen</text:p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harten</text:p>
            <text:p/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efste</text:p>
            <text:p/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chief</text:p>
            <text:p/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krumm</text:p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himmlische</text:p>
            <text:p/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rabische</text:p>
            <text:p/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krumm</text:p>
            <text:p/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ömische</text:p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erade</text:p>
            <text:p/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reußische</text:p>
            <text:p/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stlichen</text:p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iefsten</text:p>
            <text:p/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kahle</text:p>
            <text:p/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erade</text:p>
            <text:p/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ittelgroß</text:p>
            <text:p/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ortige</text:p>
            <text:p/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räftige</text:p>
            <text:p/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ömische</text:p>
            <text:p/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h</text:p>
            <text:p/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kleinstädtisch</text:p>
            <text:p/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gere</text:p>
            <text:p/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teinerne</text:p>
            <text:p/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ette</text:p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eräumige</text:p>
            <text:p/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ette</text:p>
            <text:p/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ffenem</text:p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eräumige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äusliche</text:p>
            <text:p/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hräg</text:p>
            <text:p/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reußisch-demokratische</text:p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panische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chief</text:p>
            <text:p/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iesig</text:p>
            <text:p/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reitbeinig</text:p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weltliche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ltliche</text:p>
            <text:p/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ussischen</text:p>
            <text:p/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inesische</text:p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asigen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uropäischen</text:p>
            <text:p/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nterirdische</text:p>
            <text:p/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ckige</text:p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ette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öhmischen</text:p>
            <text:p/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lländische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esige</text:p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holländische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tem</text:p>
            <text:p/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olnischen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imischen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ussischen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stlichen</text:p>
            <text:p/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iefsten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räftigen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estlichen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lbe</text:p>
            <text:p/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zarte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ussischen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merikanische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enseitigen</text:p>
            <text:p/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änischen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nische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Hamburger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üppig</text:p>
            <text:p/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uropäischen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rliner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kahle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rumm</text:p>
            <text:p/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dnischen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lschen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iedlichen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panische</text:p>
            <text:p/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änger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rade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inzig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hlen</text:p>
            <text:p/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iedere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ten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rabisch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ger</text:p>
            <text:p/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panische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änger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harmonisch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tläufige</text:p>
            <text:p/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uchtig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olnische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ändlich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frecht</text:p>
            <text:p/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ufrecht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efsten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obensteinsch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rtigen</text:p>
            <text:p/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räumigen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ierliche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ächtig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rdischen</text:p>
            <text:p/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iereckigen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reitschultrig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olitisch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zig</text:p>
            <text:p/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tläufige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ortigen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ungarisch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iatischen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ltliche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sernen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ächsern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tferntesten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ank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mächtige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ägyptisch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imische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eitbeinig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nachbarten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elph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iederen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itisch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lanke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ichtes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und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bener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nsterlos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enseitig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garischen</text:p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ein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räumigen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änger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ürzesten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enseitig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rdische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ateinisch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ondoner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ördlich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norrigen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riental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ördliche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chlesisch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ssive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hysisch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fern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übergroß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örtlichen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ortugies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enachbarten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ldig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lnischer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pitzig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erliner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nachbart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üppig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ier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eitrandigen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rliner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ufrecht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erliner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h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reitschultrig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reckig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inesisch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itische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rit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ropäisch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insam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mächtige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tfernt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tig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uropä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räg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emdländ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ographisch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er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eitschultrig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lb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ondoner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ingerlang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inesisch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im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ssiv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landr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tgegengesetzt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mmlisch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undlich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öher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tt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ügelig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garisch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thol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mdartig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ebrig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tläufig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leinlich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ianisch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einheit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ltlich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ürzer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onisch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ssig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arte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h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ürzer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h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ierlich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latt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edere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rd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eitkrempig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latter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ênalsch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ffenem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rnig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lump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ächsisch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lump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otisch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au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ereckigen</text:p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all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in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cht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ank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undlich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oßzügig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mantisch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eitastig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ndig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mburger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chterisch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mächtig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äuslich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nendli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bener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förmig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lprig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nsichtbar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tig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mster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ügelig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nterird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mdländ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öhm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atholisch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orderst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mburger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lebrig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bgelegen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imisch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ckst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ürzest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leron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mmlisch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üster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rddeutsch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ufrecht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lländisch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lsig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rdisch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usländisch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laut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nsterlos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cht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äussers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rrig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ographisch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ndig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ibl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andr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radewegs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übergroß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lank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ler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ob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terirdisch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lum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siv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umbrecht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ereckig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tan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ttelgroß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äuslich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erstöckig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rit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österreichische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chmütig-gleichgültig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olkenlos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aldä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isch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öchst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uchti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än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digen</text:p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lprig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ägyptisch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azugehör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äußer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leingehacktem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relian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ckstämmig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vilisirt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leinstädtisch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äußers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ben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än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norrig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öhm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llenlan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ckst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räftig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eiterem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ngelländ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n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ürzest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än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ntlegens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lsig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ssiv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zugehör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ntzwei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iental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ckbauchi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lt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waltig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ugies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cks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tal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lbgeöffnet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ückwärtig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eihunder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eur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öher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ibetanisch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ben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ster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rchli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geheur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ger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emdartig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lich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rderst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tfern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ängli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olkenlos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tlaub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ograph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sig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ägypt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n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othisches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edlich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tmod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gerlan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rob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ffenem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umlan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um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mel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östli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rchtesgadn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mdarti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usho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iser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izarr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üllig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ss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et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eitgezogen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drungen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isto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aktisch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eitkremp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radewegs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ldselig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mantisch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eitschimmernd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amt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ndlich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eitspurig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walti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ana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rac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ckbauchig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gant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anon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bergoß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ckbauch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äsern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leid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durchdringlich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ckbezucker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leinfüg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terirdischen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rt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usho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leinli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lk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ggebeck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idnisch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om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ndisch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tlang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imatli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ank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werghafte</text:p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tlaub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zförm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e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arheim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legen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hlwangi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z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geschab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ind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lzigem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ndon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riat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uthe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ägypt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stli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nseit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jestät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mod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ttes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talan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morn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kans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gerlan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nnlan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ünster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frühre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änk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bürgerli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iederländ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äußers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mdart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lau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örd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umlan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obi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österreich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findli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ünfzig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app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lattdeut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itback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biete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misch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lier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itbauchig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waltig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oß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chlagflüss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itkrämp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d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rz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chlechtes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itmächt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äß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k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chmachtend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nnend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mburg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s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chmalkald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ph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usho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erhoh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chwed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chtverhangen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imat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ttler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chwelge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ckstämmig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ss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rweg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itzfindig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rn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öhn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dentlich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arr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eieck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öll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ientalisch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eut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k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lstein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Österreichisch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rac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sam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an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neumat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üger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zig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ones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ier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ndurchdringli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lendick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na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aktisch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nters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tenreich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pverd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f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ener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ster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sp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ömisch-kathol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erfalln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st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thol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ückwärt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erführe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ur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asiat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ndum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eib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nländ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bürgerlichen deut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ß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eitläuf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uchtbar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fingerdick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ächs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estind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ßho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gemahlen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lamm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ebiete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gesichtig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mallippi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eflügel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lich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nurgerad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eradewegs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s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wedisch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eweiht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inwüchs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ra-k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igant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obig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fschwarz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oth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pfgroß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antarkt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rob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äng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ürho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roßartig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hm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ürkis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hauptstädt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ker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berfüll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heimat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ndon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ichtbar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herzförm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morn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ter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histo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rgenländ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tersetzt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höll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rdwärts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fallen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anadiens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rweg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ächsern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aukas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ört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lass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öst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lk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lebr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tt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ltwei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leinasiat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it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ldfremd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leinblättr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aktische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kleinbürgerli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heinis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kleinigkeitskräme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mantis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klemm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sig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knapp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ndverzerrtes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kom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ßig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korinth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meichleris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kurdisch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warzecker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ländli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itzig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längst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r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Lindhofer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ürmische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locker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uts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lock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berfüllt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ähr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berschlanke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niederst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ichtbar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nordwärts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tersetzter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elasg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übersichtli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hantast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ppig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lump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nezianis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ortugiesisch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fallen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echt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ächsern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egnerische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icht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enonis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osigen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werghaft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andig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chlich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chmälst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chmierig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chwer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chwert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itzig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teif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teinig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üdli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tieris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unendli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unfruchtbar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unter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unwegsam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unzertrennlich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Valenodsch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verfallen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vorderst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vorig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wellenförmigen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wildfremder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zarte</text:p>
            <text:p/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7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31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3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3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3P2" style:volatile="true" number:language="de" number:country="DE">
      <loext:text> </loext:text>
      <loext:fill-character> </loext:fill-character>
      <number:text>-    </number:text>
    </number:number-style>
    <number:text-style style:name="N10133" number:language="de" number:country="DE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loext:text> </loext:text>
      <loext:fill-character> </loext:fill-character>
      <number:text>- €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17:12:40.917031164</meta:creation-date>
    <dc:date>2021-06-24T22:31:09.500964850</dc:date>
    <meta:editing-duration>PT4H15M52S</meta:editing-duration>
    <meta:editing-cycles>2</meta:editing-cycles>
    <meta:generator>LibreOffice/6.0.7.3$Linux_X86_64 LibreOffice_project/00m0$Build-3</meta:generator>
    <meta:document-statistic meta:table-count="1" meta:cell-count="1766" meta:object-count="0"/>
  </office:meta>
</office:document-meta>
</file>